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public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public-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6">
            <text:p>14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9">
            <text:p>4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24">
            <text:p>2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93">
            <text:p>3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public-pro" style:display-name="PageStyle_disciplinary-actions-public-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